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7pt" fo:font-weight="bold" officeooo:rsid="00146d28" officeooo:paragraph-rsid="00146d28" style:font-size-asian="17pt" style:font-weight-asian="bold" style:font-size-complex="17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17pt" fo:font-weight="normal" officeooo:rsid="00164d82" officeooo:paragraph-rsid="00146d28" style:font-size-asian="17pt" style:font-weight-asian="normal" style:font-size-complex="17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7pt" fo:font-weight="normal" officeooo:rsid="00181126" officeooo:paragraph-rsid="00181126" style:font-size-asian="17pt" style:font-weight-asian="normal" style:font-size-complex="17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7pt" fo:font-weight="normal" officeooo:rsid="001a58c5" officeooo:paragraph-rsid="001a58c5" style:font-size-asian="17pt" style:font-weight-asian="normal" style:font-size-complex="17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7pt" fo:font-weight="normal" officeooo:rsid="001c1e77" officeooo:paragraph-rsid="001c1e77" style:font-size-asian="17pt" style:font-weight-asian="normal" style:font-size-complex="17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7pt" fo:font-weight="normal" officeooo:rsid="001de94e" officeooo:paragraph-rsid="001de94e" style:font-size-asian="17pt" style:font-weight-asian="normal" style:font-size-complex="17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7pt" fo:font-weight="normal" officeooo:rsid="001df652" officeooo:paragraph-rsid="001df652" style:font-size-asian="17pt" style:font-weight-asian="normal" style:font-size-complex="17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nsolas" fo:font-size="17pt" fo:font-weight="normal" officeooo:rsid="001e3395" officeooo:paragraph-rsid="001e3395" style:font-size-asian="17pt" style:font-weight-asian="normal" style:font-size-complex="17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7pt" fo:font-weight="normal" officeooo:rsid="001feee0" officeooo:paragraph-rsid="001feee0" style:font-size-asian="17pt" style:font-weight-asian="normal" style:font-size-complex="17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nsolas" fo:font-size="17pt" fo:font-weight="normal" officeooo:rsid="0022763a" officeooo:paragraph-rsid="0022763a" style:font-size-asian="17pt" style:font-weight-asian="normal" style:font-size-complex="17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17pt" fo:font-weight="normal" officeooo:rsid="0023702c" officeooo:paragraph-rsid="0023702c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17pt" fo:font-weight="normal" officeooo:rsid="00242b03" officeooo:paragraph-rsid="00242b03" style:font-size-asian="17pt" style:font-weight-asian="normal" style:font-size-complex="17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7pt" fo:font-weight="normal" officeooo:rsid="00242b03" officeooo:paragraph-rsid="00274ba1" style:font-size-asian="17pt" style:font-weight-asian="normal" style:font-size-complex="17pt" style:font-weight-complex="normal"/>
    </style:style>
    <style:style style:name="T1" style:family="text">
      <style:text-properties officeooo:rsid="001df6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2b03" style:font-weight-asian="bold" style:font-weight-complex="bold"/>
    </style:style>
    <style:style style:name="T4" style:family="text">
      <style:text-properties fo:font-weight="bold" officeooo:rsid="0024b318" style:font-weight-asian="bold" style:font-weight-complex="bold"/>
    </style:style>
    <style:style style:name="T5" style:family="text">
      <style:text-properties fo:font-weight="bold" officeooo:rsid="0015fde4" style:font-weight-asian="bold" style:font-weight-complex="bold"/>
    </style:style>
    <style:style style:name="T6" style:family="text">
      <style:text-properties officeooo:rsid="0020ffc9"/>
    </style:style>
    <style:style style:name="T7" style:family="text">
      <style:text-properties officeooo:rsid="00242b03"/>
    </style:style>
    <style:style style:name="T8" style:family="text">
      <style:text-properties officeooo:rsid="0024b318"/>
    </style:style>
    <style:style style:name="T9" style:family="text">
      <style:text-properties officeooo:rsid="0015fd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hs Test</text:p>
      <text:p text:style-name="P2"/>
      <text:p text:style-name="P3">Calculate:</text:p>
      <text:p text:style-name="P3"/>
      <text:p text:style-name="P3">18 + 2: ____<text:tab/>100 * 16: ____</text:p>
      <text:p text:style-name="P3">96 – 40: ____<text:tab/>55 / 5: ____</text:p>
      <text:p text:style-name="P3"/>
      <text:p text:style-name="P4"><text:span text:style-name="T1">Basic </text:span>Fraction calculations:</text:p>
      <text:p text:style-name="P4"/>
      <text:p text:style-name="P4">18 / 20 + 1 / 20: ____</text:p>
      <text:p text:style-name="P5">5 / 5 + 3 / 5: ____</text:p>
      <text:p text:style-name="P5"/>
      <text:p text:style-name="P6">10 / 5 – 3 / 5: ____</text:p>
      <text:p text:style-name="P7">55 / 100 – 37 / 100: ___</text:p>
      <text:p text:style-name="P7"/>
      <text:p text:style-name="P8">Word Problems:</text:p>
      <text:p text:style-name="P8"/>
      <text:p text:style-name="P9">A group of <text:span text:style-name="T2">5</text:span> friends. They buy food to share together. It cost <text:span text:style-name="T2">£35 altogether</text:span>. <text:span text:style-name="T6">They decide to share the cost between all of them. How much does each friend pay?</text:span></text:p>
      <text:p text:style-name="P9"/>
      <text:p text:style-name="P10">£ ____</text:p>
      <text:p text:style-name="P10"/>
      <text:p text:style-name="P11">John has <text:span text:style-name="T2">5 </text:span>pieces of string. Each piece is <text:span text:style-name="T2">7cm</text:span> long. How long is the string when all 5 are put <text:span text:style-name="T2">together?</text:span></text:p>
      <text:p text:style-name="P11"><text:span text:style-name="T2"/></text:p>
      <text:p text:style-name="P11">____ <text:span text:style-name="T3">cm</text:span></text:p>
      <text:p text:style-name="P11"><text:span text:style-name="T3"/></text:p>
      <text:p text:style-name="P13">Sarah thinks of a number. She <text:span text:style-name="T2">adds 9</text:span>, <text:span text:style-name="T2">subtracts </text:span><text:span text:style-name="T4">17</text:span> and <text:span text:style-name="T5">halved</text:span><text:span text:style-name="T4"> </text:span><text:span text:style-name="T2">it</text:span>. <text:span text:style-name="T9">She got 17. </text:span>What was the original number?</text:p>
      <text:p text:style-name="P12"/>
      <text:p text:style-name="P12">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6:43:15.997000000</meta:creation-date>
    <meta:generator>LibreOffice/5.0.1.2$Windows_x86 LibreOffice_project/81898c9f5c0d43f3473ba111d7b351050be20261</meta:generator>
    <dc:date>2016-04-12T17:09:40.560000000</dc:date>
    <meta:editing-duration>PT26M26S</meta:editing-duration>
    <meta:editing-cycles>17</meta:editing-cycles>
    <meta:document-statistic meta:table-count="0" meta:image-count="0" meta:object-count="0" meta:page-count="1" meta:paragraph-count="16" meta:word-count="132" meta:character-count="589" meta:non-whitespace-character-count="469"/>
  </office:meta>
</office:document-meta>
</file>